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unito" svg:font-family="Nunito, sans-serif"/>
    <style:font-face style:name="OpenSymbol" svg:font-family="OpenSymbol"/>
    <style:font-face style:name="PTSerif-Bold" svg:font-family="PTSerif-Bold, Arial, Helvetica, sans-serif"/>
    <style:font-face style:name="PTSerif-Regular" svg:font-family="PTSerif-Regular, 'Times New Roman', serif"/>
    <style:font-face style:name="Poppins" svg:font-family="Poppins, sans-serif"/>
    <style:font-face style:name="TildaSans" svg:font-family="TildaSans, Arial, Roboto, 'Open Sans', sans-serif, apple-system, BlinkMacSystemFont, 'Segoe UI', Oxygen, Cantarell, 'Helvetica Neue'"/>
    <style:font-face style:name="apple-system" svg:font-family="apple-system, BlinkMacSystemFont, Arial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2cm" fo:margin-bottom="0.102cm" fo:line-height="115%"/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Standard">
      <style:paragraph-properties fo:margin-top="0.102cm" fo:margin-bottom="0.102cm" fo:line-height="150%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 style:list-style-name="L2">
      <style:paragraph-properties fo:margin-top="0.102cm" fo:margin-bottom="0.102cm" fo:line-height="150%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top="0.102cm" fo:margin-bottom="0.102cm" fo:line-height="150%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5" style:family="paragraph" style:parent-style-name="Standard" style:list-style-name="L3">
      <style:paragraph-properties fo:margin-top="0.102cm" fo:margin-bottom="0.102cm" fo:line-height="150%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Standard">
      <style:paragraph-properties fo:margin-top="0.102cm" fo:margin-bottom="0.102cm" fo:line-height="150%" fo:text-align="center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2cm" fo:margin-bottom="0.102cm" fo:line-height="115%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2cm" fo:margin-bottom="0.102cm" fo:line-height="150%" fo:text-align="center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ize-complex="12pt"/>
    </style:style>
    <style:style style:name="P9" style:family="paragraph" style:parent-style-name="Standard" style:list-style-name="L6">
      <style:paragraph-properties fo:margin-top="0.102cm" fo:margin-bottom="0.102cm" fo:line-height="150%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P10" style:family="paragraph" style:parent-style-name="Standard">
      <style:paragraph-properties fo:margin-top="0.102cm" fo:margin-bottom="0.102cm" fo:line-height="115%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P11" style:family="paragraph" style:parent-style-name="Standard">
      <style:paragraph-properties fo:margin-top="0.102cm" fo:margin-bottom="0.102cm" fo:line-height="115%"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02cm" fo:margin-bottom="0.102cm" fo:line-height="150%" fo:text-align="start" style:justify-single-word="false"/>
      <style:text-properties fo:language="en" fo:country="US" fo:font-weight="bold" style:font-weight-asian="bold" style:font-weight-complex="bold"/>
    </style:style>
    <style:style style:name="P13" style:family="paragraph" style:parent-style-name="Standard" style:list-style-name="L2">
      <style:paragraph-properties fo:margin-top="0.102cm" fo:margin-bottom="0.102cm" fo:line-height="150%"/>
      <style:text-properties fo:language="en" fo:country="US"/>
    </style:style>
    <style:style style:name="P14" style:family="paragraph" style:parent-style-name="Standard" style:list-style-name="L4">
      <style:paragraph-properties fo:margin-top="0.102cm" fo:margin-bottom="0.102cm" fo:line-height="150%"/>
      <style:text-properties fo:language="en" fo:country="US"/>
    </style:style>
    <style:style style:name="P15" style:family="paragraph" style:parent-style-name="Standard" style:list-style-name="L6">
      <style:paragraph-properties fo:margin-top="0.102cm" fo:margin-bottom="0.102cm" fo:line-height="150%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2cm" fo:margin-bottom="0.102cm" fo:line-height="150%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margin-top="0.102cm" fo:margin-bottom="0.102cm" fo:line-height="150%"/>
      <style:text-properties style:font-name="Times New Roman" fo:font-size="12pt" fo:language="ru" fo:country="RU" style:font-size-asian="12pt" style:font-size-complex="12pt"/>
    </style:style>
    <style:style style:name="P18" style:family="paragraph" style:parent-style-name="Standard" style:list-style-name="L8">
      <style:paragraph-properties fo:margin-top="0.102cm" fo:margin-bottom="0.102cm" fo:line-height="150%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Standard" style:list-style-name="L15">
      <style:paragraph-properties fo:margin-top="0.102cm" fo:margin-bottom="0.102cm" fo:line-height="150%"/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">
      <style:paragraph-properties fo:margin-top="0.102cm" fo:margin-bottom="0.102cm" fo:line-height="115%"/>
      <style:text-properties style:font-name="Times New Roman" fo:font-size="12pt" fo:language="ru" fo:country="RU" style:font-size-asian="12pt" style:font-size-complex="12pt"/>
    </style:style>
    <style:style style:name="P21" style:family="paragraph" style:parent-style-name="Standard">
      <style:paragraph-properties fo:margin-top="0.102cm" fo:margin-bottom="0.102cm" fo:line-height="115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22" style:family="paragraph" style:parent-style-name="Standard">
      <style:paragraph-properties fo:margin-top="0.102cm" fo:margin-bottom="0.102cm" fo:line-height="115%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2cm" fo:margin-bottom="0.102cm" fo:line-height="115%" fo:text-align="center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102cm" fo:margin-bottom="0.102cm"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top="0.102cm" fo:margin-bottom="0.102cm" fo:line-height="150%"/>
    </style:style>
    <style:style style:name="P26" style:family="paragraph" style:parent-style-name="Standard">
      <style:paragraph-properties fo:margin-top="0.102cm" fo:margin-bottom="0.102cm" fo:line-height="150%" fo:text-align="center" style:justify-single-word="false"/>
    </style:style>
    <style:style style:name="P27" style:family="paragraph" style:parent-style-name="Standard">
      <style:paragraph-properties fo:margin-top="0.102cm" fo:margin-bottom="0.102cm" fo:line-height="150%" fo:text-align="start" style:justify-single-word="false"/>
    </style:style>
    <style:style style:name="P28" style:family="paragraph" style:parent-style-name="Standard" style:list-style-name="L1">
      <style:paragraph-properties fo:margin-top="0.102cm" fo:margin-bottom="0.102cm" fo:line-height="150%" fo:text-align="start" style:justify-single-word="false"/>
    </style:style>
    <style:style style:name="P29" style:family="paragraph" style:parent-style-name="Standard" style:list-style-name="L2">
      <style:paragraph-properties fo:margin-top="0.102cm" fo:margin-bottom="0.102cm" fo:line-height="150%"/>
    </style:style>
    <style:style style:name="P30" style:family="paragraph" style:parent-style-name="Standard" style:list-style-name="L5">
      <style:paragraph-properties fo:margin-top="0.102cm" fo:margin-bottom="0.102cm" fo:line-height="150%"/>
    </style:style>
    <style:style style:name="P31" style:family="paragraph" style:parent-style-name="Standard" style:list-style-name="L6">
      <style:paragraph-properties fo:margin-top="0.102cm" fo:margin-bottom="0.102cm" fo:line-height="150%"/>
    </style:style>
    <style:style style:name="P32" style:family="paragraph" style:parent-style-name="Standard" style:list-style-name="L8">
      <style:paragraph-properties fo:margin-top="0.102cm" fo:margin-bottom="0.102cm" fo:line-height="150%"/>
    </style:style>
    <style:style style:name="P33" style:family="paragraph" style:parent-style-name="Standard" style:list-style-name="L10">
      <style:paragraph-properties fo:margin-top="0.102cm" fo:margin-bottom="0.102cm" fo:line-height="150%"/>
    </style:style>
    <style:style style:name="P34" style:family="paragraph" style:parent-style-name="Standard" style:list-style-name="L13">
      <style:paragraph-properties fo:margin-top="0.102cm" fo:margin-bottom="0.102cm" fo:line-height="150%"/>
    </style:style>
    <style:style style:name="P35" style:family="paragraph" style:parent-style-name="Standard">
      <style:paragraph-properties fo:margin-top="0.102cm" fo:margin-bottom="0.102cm" fo:line-height="150%"/>
      <style:text-properties style:font-name="Times New Roman" fo:font-size="12pt" fo:language="ru" fo:country="RU" style:font-size-asian="12pt" style:font-size-complex="12pt"/>
    </style:style>
    <style:style style:name="P36" style:family="paragraph" style:parent-style-name="Standard" style:list-style-name="L14">
      <style:paragraph-properties fo:margin-top="0.102cm" fo:margin-bottom="0.102cm" fo:line-height="150%"/>
      <style:text-properties style:font-name="Times New Roman" fo:font-size="12pt" fo:language="ru" fo:country="RU" style:font-size-asian="12pt" style:font-size-complex="12pt"/>
    </style:style>
    <style:style style:name="P37" style:family="paragraph" style:parent-style-name="Standard" style:list-style-name="L13">
      <style:paragraph-properties fo:margin-top="0.102cm" fo:margin-bottom="0.102cm" fo:line-height="150%"/>
      <style:text-properties style:font-name="Times New Roman" fo:font-size="12pt"/>
    </style:style>
    <style:style style:name="P38" style:family="paragraph" style:parent-style-name="Standard" style:list-style-name="L7" style:master-page-name="">
      <style:paragraph-properties fo:margin-top="0.102cm" fo:margin-bottom="0.102cm" fo:line-height="150%" style:page-number="auto"/>
      <style:text-properties style:font-name="Times New Roman" fo:font-size="12pt" fo:language="ru" fo:country="RU" style:font-size-asian="12pt" style:font-size-complex="12pt"/>
    </style:style>
    <style:style style:name="P39" style:family="paragraph" style:parent-style-name="Standard" style:list-style-name="L5" style:master-page-name="">
      <style:paragraph-properties fo:margin-top="0.102cm" fo:margin-bottom="0.102cm" fo:line-height="150%" style:page-number="auto"/>
    </style:style>
    <style:style style:name="P40" style:family="paragraph" style:parent-style-name="Standard" style:list-style-name="L7" style:master-page-name="">
      <style:paragraph-properties fo:margin-top="0.102cm" fo:margin-bottom="0.102cm" fo:line-height="150%" style:page-number="auto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cm" fo:margin-bottom="0cm" fo:line-height="115%"/>
      <style:text-properties style:font-name="Times New Roman" fo:font-size="12pt" fo:language="ru" fo:country="RU" style:font-size-asian="12pt" style:font-size-complex="12pt"/>
    </style:style>
    <style:style style:name="P43" style:family="paragraph" style:parent-style-name="Standard">
      <style:paragraph-properties fo:margin-top="0cm" fo:margin-bottom="0cm" fo:line-height="100%"/>
      <style:text-properties style:font-name="Times New Roman" fo:font-size="12pt" fo:language="ru" fo:country="RU" style:font-size-asian="12pt" style:font-size-complex="12pt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cm" fo:line-height="100%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P46" style:family="paragraph" style:parent-style-name="Standard">
      <style:paragraph-properties fo:margin-top="0cm" fo:margin-bottom="0cm" fo:line-height="100%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47" style:family="paragraph" style:parent-style-name="Standard">
      <style:paragraph-properties fo:margin-top="0cm" fo:margin-bottom="0cm" fo:line-height="100%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10">
      <style:paragraph-properties fo:margin-top="0.102cm" fo:margin-bottom="0.102cm" fo:line-height="150%"/>
    </style:style>
    <style:style style:name="P49" style:family="paragraph" style:parent-style-name="Text_20_body" style:list-style-name="L6">
      <style:paragraph-properties fo:margin-top="0.102cm" fo:margin-bottom="0.102cm" fo:line-height="150%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fo:background-color="transparent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ize-complex="16pt"/>
    </style:style>
    <style:style style:name="T12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fo:letter-spacing="normal" fo:language="en" fo:country="US" fo:font-style="normal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 fo:background-color="transparent" style:font-size-asian="12pt" style:font-size-complex="12pt"/>
    </style:style>
    <style:style style:name="T19" style:family="text">
      <style:text-properties fo:font-variant="normal" fo:text-transform="none" fo:color="#000000" fo:letter-spacing="normal" fo:language="ru" fo:country="RU" fo:font-style="normal" fo:font-weight="normal"/>
    </style:style>
    <style:style style:name="T20" style:family="text">
      <style:text-properties fo:font-variant="normal" fo:text-transform="none" fo:color="#000000" fo:letter-spacing="normal" fo:language="ru" fo:country="RU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fo:background-color="transparent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73239" style:font-name="Nunito" fo:letter-spacing="normal" fo:font-style="normal" fo:font-weight="normal"/>
    </style:style>
    <style:style style:name="T30" style:family="text">
      <style:text-properties fo:font-variant="normal" fo:text-transform="none" fo:color="#273239" style:font-name="Times New Roman" fo:font-size="12pt" fo:letter-spacing="normal" fo:language="ru" fo:country="RU" fo:font-style="normal" fo:font-weight="normal" style:font-size-asian="12pt" style:font-size-complex="12pt"/>
    </style:style>
    <style:style style:name="T31" style:family="text">
      <style:text-properties fo:font-variant="normal" fo:text-transform="none" fo:color="#222222" style:font-name="Nunito" fo:letter-spacing="normal" fo:font-style="normal" fo:font-weight="normal"/>
    </style:style>
    <style:style style:name="T32" style:family="text">
      <style:text-properties fo:font-variant="normal" fo:text-transform="none" fo:color="#010107" style:font-name="Poppins" fo:font-size="12pt" fo:letter-spacing="normal" fo:language="ru" fo:country="RU" fo:font-style="normal" fo:font-weight="normal" style:font-size-asian="12pt" style:font-size-complex="12pt"/>
    </style:style>
    <style:style style:name="T33" style:family="text">
      <style:text-properties fo:font-variant="normal" fo:text-transform="none" fo:color="#010107" style:font-name="Times New Roman" fo:font-size="12pt" fo:letter-spacing="normal" fo:language="ru" fo:country="RU" fo:font-style="normal" fo:font-weight="normal" style:font-size-asian="12pt" style:font-size-complex="12pt"/>
    </style:style>
    <style:style style:name="T34" style:family="text">
      <style:text-properties fo:font-variant="normal" fo:text-transform="none" fo:color="#333333" style:font-name="apple-system" fo:letter-spacing="normal" fo:font-style="normal" fo:font-weight="normal"/>
    </style:style>
    <style:style style:name="T35" style:family="text">
      <style:text-properties style:font-name="Times New Roman" fo:font-size="12pt" fo:language="ru" fo:country="RU" style:font-size-asian="12pt" style:font-size-complex="12pt"/>
    </style:style>
    <style:style style:name="T36" style:family="text">
      <style:text-properties style:font-name="Times New Roman" fo:font-size="12pt" fo:language="en" fo:country="US" style:font-size-asian="12pt" style:font-size-complex="12pt"/>
    </style:style>
    <style:style style:name="T37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8" style:family="text">
      <style:text-properties style:font-name="Times New Roman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>Дипломная работа по теме:</text:p>
      <text:p text:style-name="P24"/>
      <text:p text:style-name="P24"/>
      <text:p text:style-name="P24"/>
      <text:p text:style-name="P26"><text:span text:style-name="Strong_20_Emphasis"><text:span text:style-name="T11"/></text:span></text:p>
      <text:p text:style-name="P26"><text:span text:style-name="Strong_20_Emphasis"><text:span text:style-name="T11"/></text:span></text:p>
      <text:p text:style-name="P26"><text:span text:style-name="Strong_20_Emphasis"><text:span text:style-name="T11">Анализ и сравнение написания web-приложений с использованием разных фреймворков: </text:span></text:span></text:p>
      <text:p text:style-name="P26"><text:span text:style-name="Strong_20_Emphasis"><text:span text:style-name="T12">Django, Flask и FastAPI</text:span></text:span></text:p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pan text:style-name="Strong_20_Emphasis"><text:span text:style-name="T12"/></text:span></text:p>
      <text:p text:style-name="P26"><text:span text:style-name="Strong_20_Emphasis"><text:span text:style-name="T13"/></text:span></text:p>
      <text:p text:style-name="P26"><text:span text:style-name="Strong_20_Emphasis"><text:span text:style-name="T13"/></text:span></text:p>
      <text:p text:style-name="P26"><text:span text:style-name="Strong_20_Emphasis"><text:span text:style-name="T13"/></text:span></text:p>
      <text:p text:style-name="P26"><text:span text:style-name="Strong_20_Emphasis"><text:span text:style-name="T13"/></text:span></text:p>
      <text:p text:style-name="P26"><text:span text:style-name="Strong_20_Emphasis"><text:span text:style-name="T13">Автор: Дмитриенко Павел Дмитриевич</text:span></text:span></text:p>
      <text:p text:style-name="P26"><text:span text:style-name="Strong_20_Emphasis"><text:span text:style-name="T12"/></text:span></text:p>
      <text:p text:style-name="P26"><text:soft-page-break/><text:span text:style-name="Strong_20_Emphasis"><text:span text:style-name="T12"/></text:span></text:p>
      <text:p text:style-name="P26"><text:span text:style-name="Strong_20_Emphasis"><text:span text:style-name="T2">Содержание:</text:span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list xml:id="list8104287343540115058" text:style-name="L1">
        <text:list-item>
          <text:p text:style-name="P28"><text:span text:style-name="Strong_20_Emphasis"><text:span text:style-name="T4">Обоснование выбора темы.</text:span></text:span></text:p>
        </text:list-item>
        <text:list-item>
          <text:p text:style-name="P28"><text:span text:style-name="Strong_20_Emphasis"><text:span text:style-name="T4">Обзор проекта.</text:span></text:span></text:p>
        </text:list-item>
        <text:list-item>
          <text:p text:style-name="P28"><text:span text:style-name="Strong_20_Emphasis"><text:span text:style-name="T10">Структура проекта.</text:span></text:span></text:p>
        </text:list-item>
        <text:list-item>
          <text:p text:style-name="P28"><text:span text:style-name="Strong_20_Emphasis"><text:span text:style-name="T10">Шаблоны страниц.</text:span></text:span></text:p>
        </text:list-item>
        <text:list-item>
          <text:p text:style-name="P28"><text:span text:style-name="Strong_20_Emphasis"><text:span text:style-name="T10">Заключение.</text:span></text:span></text:p>
        </text:list-item>
        <text:list-item>
          <text:p text:style-name="P28"><text:span text:style-name="Strong_20_Emphasis"><text:span text:style-name="T10">Приложение 1. Файловая структура проекта на </text:span></text:span><text:span text:style-name="Strong_20_Emphasis"><text:span text:style-name="T6">Django.</text:span></text:span></text:p>
        </text:list-item>
        <text:list-item>
          <text:p text:style-name="P28"><text:span text:style-name="Strong_20_Emphasis"><text:span text:style-name="T10">Приложение 2. Список необходимых библиотек для проекта на </text:span></text:span><text:span text:style-name="Strong_20_Emphasis"><text:span text:style-name="T6">Django.</text:span></text:span></text:p>
        </text:list-item>
        <text:list-item>
          <text:p text:style-name="P28"><text:span text:style-name="Strong_20_Emphasis"><text:span text:style-name="T10">Приложение 3. Файловая структура проекта на </text:span></text:span><text:span text:style-name="Strong_20_Emphasis"><text:span text:style-name="T6"><text:s/>FastAPI.</text:span></text:span></text:p>
        </text:list-item>
        <text:list-item>
          <text:p text:style-name="P28"><text:span text:style-name="Strong_20_Emphasis"><text:span text:style-name="T10">Приложение 4. </text:span></text:span><text:span text:style-name="Strong_20_Emphasis"><text:span text:style-name="T6">Список необходимых библиотек для проекта на FastAPI.</text:span></text:span></text:p>
        </text:list-item>
        <text:list-item>
          <text:p text:style-name="P28"><text:span text:style-name="Strong_20_Emphasis"><text:span text:style-name="T10">Приложение 5. Файловая структура проекта на </text:span></text:span><text:span text:style-name="Strong_20_Emphasis"><text:span text:style-name="T6"><text:s/>Flask.</text:span></text:span></text:p>
        </text:list-item>
        <text:list-item>
          <text:p text:style-name="P28"><text:span text:style-name="Strong_20_Emphasis"><text:span text:style-name="T10">Приложение 6. </text:span></text:span><text:span text:style-name="Strong_20_Emphasis"><text:span text:style-name="T6">Список необходимых библиотек для проекта на Flask.</text:span></text:span></text:p>
        </text:list-item>
      </text:list>
      <text:p text:style-name="P27"><text:span text:style-name="Strong_20_Emphasis"><text:span text:style-name="T10"/></text:span></text:p>
      <text:p text:style-name="P27"><text:span text:style-name="Strong_20_Emphasis"><text:span text:style-name="T10"/></text:span></text:p>
      <text:p text:style-name="P12"><text:span text:style-name="Strong_20_Emphasis"><text:span text:style-name="T10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oft-page-break/><text:span text:style-name="Strong_20_Emphasis"><text:span text:style-name="T2">Обоснование выбора темы</text:span></text:span></text:p>
      <text:p text:style-name="P26"><text:span text:style-name="Strong_20_Emphasis"><text:span text:style-name="T2"/></text:span></text:p>
      <text:p text:style-name="P27"><text:span text:style-name="Strong_20_Emphasis"><text:span text:style-name="T4"><text:tab/>В современном мире коммуникация с потенциальными и реальными потребителями зачастую происходит посредством вэб-приложений. Соответственно, существует потребность в специалистах, обладающих навыками разработки таких приложений.</text:span></text:span></text:p>
      <text:p text:style-name="P27"><text:span text:style-name="Strong_20_Emphasis"><text:span text:style-name="T4"><text:tab/>Чтобы осуществить выбор инструментов для разработки, необходимо разбираться в разных подходах к реализации проектов, что для разработчика крайне важно.</text:span></text:span></text:p>
      <text:p text:style-name="P27"><text:span text:style-name="Strong_20_Emphasis"><text:span text:style-name="T4"><text:tab/>Данная тема позволит изучить возможности и различия популярных инструментов для разработки вэб-приложений на </text:span></text:span><text:span text:style-name="Strong_20_Emphasis"><text:span text:style-name="T6">Python: </text:span></text:span><text:span text:style-name="Strong_20_Emphasis"><text:span text:style-name="T10">фреймворков <text:s/></text:span></text:span><text:span text:style-name="Strong_20_Emphasis"><text:span text:style-name="T6">Django</text:span></text:span><text:span text:style-name="Strong_20_Emphasis"><text:span text:style-name="T10">, <text:s/></text:span></text:span><text:span text:style-name="Strong_20_Emphasis"><text:span text:style-name="T6">FastAPI, Flask.</text:span></text:span></text:p>
      <text:p text:style-name="P27"><text:span text:style-name="Strong_20_Emphasis"><text:span text:style-name="T6"><text:tab/></text:span></text:span><text:span text:style-name="Strong_20_Emphasis"><text:span text:style-name="T10">В</text:span></text:span><text:span text:style-name="Strong_20_Emphasis"><text:span text:style-name="T6">ыбор темы "Анализ и сравнение написания web-приложений с использованием разных фреймворков: Django, Flask и FastAPI." обусловлен ее актуальностью, потребностями рынка, практической значимостью и личным интересом, что делает эту тему подходящей для проведения дипломной работы. </text:span></text:span></text:p>
      <text:p text:style-name="P27"><text:span text:style-name="Strong_20_Emphasis"><text:span text:style-name="T4"/></text:span></text:p>
      <text:p text:style-name="P26"><text:span text:style-name="Strong_20_Emphasis"><text:span text:style-name="T2"/></text:span></text:p>
      <text:p text:style-name="P26"><text:span text:style-name="Strong_20_Emphasis"><text:span text:style-name="T2">Обзор проекта</text:span></text:span></text:p>
      <text:p text:style-name="P25"><text:span text:style-name="Strong_20_Emphasis"><text:span text:style-name="T1"/></text:span></text:p>
      <text:p text:style-name="P2"><text:tab/>Предлагается разработать простые веб-приложения на языке Python с использованием фреймворков Django, Flask и FastAPI, провести их сравнение.</text:p>
      <text:p text:style-name="P2"><text:tab/>В качестве приложений будет создаваться одинаковый интернет-магазин на разных фреймворках с базовым функционалом, которого будет достаточно для сравнения.</text:p>
      <text:p text:style-name="P2"/>
      <text:p text:style-name="P2"><text:tab/>Соответственно, понадобится реализовать следующие механизмы:</text:p>
      <text:list xml:id="list3648230786381819760" text:style-name="L2">
        <text:list-item>
          <text:p text:style-name="P3">Регистрация пользователей.</text:p>
        </text:list-item>
        <text:list-item>
          <text:p text:style-name="P3">Создание базы данных, содержащая пользователей, товар и новости и взаимодействие с ней.</text:p>
        </text:list-item>
        <text:list-item>
          <text:p text:style-name="P29"><text:span text:style-name="T3">Базовый фронтэнд с помощью </text:span><text:span text:style-name="T5">HTML</text:span><text:span text:style-name="T9">-шаблонов, интерфейс которого впоследствии можно стилизовать при помощи, например, фреймворка Bootstrap, в зависимости от требований.</text:span></text:p>
        </text:list-item>
        <text:list-item>
          <text:p text:style-name="P13"><text:span text:style-name="T3">API </text:span><text:span text:style-name="T9">для взаимодействия фронтэнда с бэкэндом.</text:span></text:p>
        </text:list-item>
      </text:list>
      <text:p text:style-name="P4"><text:soft-page-break/></text:p>
      <text:p text:style-name="P6">Структура проекта</text:p>
      <text:p text:style-name="P4"/>
      <text:p text:style-name="P4"><text:tab/>Приложение включает в себя следующие ключевые компоненты:</text:p>
      <text:p text:style-name="P4"/>
      <text:list xml:id="list2583508867525518422" text:style-name="L3">
        <text:list-item>
          <text:p text:style-name="P5">Страница регистрации пользователей.</text:p>
          <text:p text:style-name="P5">Тут происходит регистрация пользователей с валидацией вводимых данных. Новый пользователь при соблюдении критериев регистрируется путём добавления в базу данных.</text:p>
        </text:list-item>
        <text:list-item>
          <text:p text:style-name="P5">Главная страница.</text:p>
          <text:p text:style-name="P5">Содержит меню сайта и контент.</text:p>
        </text:list-item>
        <text:list-item>
          <text:p text:style-name="P5">Магазин.</text:p>
          <text:p text:style-name="P5">Содержит меню сайта, список товаров и кнопки «купить» у каждого товара.</text:p>
        </text:list-item>
        <text:list-item>
          <text:p text:style-name="P5">Корзина.</text:p>
          <text:p text:style-name="P5">Содержит меню сайта и контент.</text:p>
        </text:list-item>
        <text:list-item>
          <text:p text:style-name="P5">Новости.</text:p>
          <text:p text:style-name="P5">Содержит меню сайта и новости с заголовком, текстом и датой создания.</text:p>
        </text:list-item>
      </text:list>
      <text:p text:style-name="P4"/>
      <text:p text:style-name="P6">Шаблоны страниц</text:p>
      <text:p text:style-name="P4"/>
      <text:list xml:id="list1424255397628536084" text:style-name="L4">
        <text:list-item>
          <text:p text:style-name="P14"><text:span text:style-name="T3">base.html – </text:span><text:span text:style-name="T9">базовый шаблон, на основании которого пишутся остальные.</text:span></text:p>
        </text:list-item>
        <text:list-item>
          <text:p text:style-name="P14"><text:span text:style-name="T3">arts.html —</text:span><text:span text:style-name="T9"> страница магазина со ссылками на другие страницы, списком товаров с названием, описанием ценой и кнопкой «купить».</text:span></text:p>
        </text:list-item>
        <text:list-item>
          <text:p text:style-name="P14"><text:span text:style-name="T3">cart.html —</text:span><text:span text:style-name="T9"> страница корзины со ссылками на другие страницы и контентом.</text:span></text:p>
        </text:list-item>
        <text:list-item>
          <text:p text:style-name="P14"><text:span text:style-name="T3">index.html —</text:span><text:span text:style-name="T9"> главная страница со ссылками на другие страницы и контентом.</text:span></text:p>
        </text:list-item>
        <text:list-item>
          <text:p text:style-name="P14"><text:span text:style-name="T3">news.html —</text:span><text:span text:style-name="T9"> страница новостей со ссылками на другие страницы и новостями с заголовком, текстом и датой размещения.</text:span></text:p>
        </text:list-item>
        <text:list-item>
          <text:p text:style-name="P14"><text:span text:style-name="T3">registration_page.html —</text:span><text:span text:style-name="T9"> страница регистрации для создания учетной записи.</text:span></text:p>
        </text:list-item>
      </text:list>
      <text:p text:style-name="P4"><text:soft-page-break/></text:p>
      <text:p text:style-name="P8"><text:span text:style-name="T43">Заключение</text:span></text:p>
      <text:p text:style-name="P16">Разница между Django, FastAPI и Flask заключается в их особенностях и назначении.</text:p>
      <text:list xml:id="list2917951919533326944" text:style-name="L5">
        <text:list-item>
          <text:p text:style-name="P30"><text:span text:style-name="T38">Django</text:span><text:span text:style-name="T37"> </text:span><text:span text:style-name="T36">подходит для крупных проектов с большим количеством </text:span><text:span text:style-name="T35">встроенных </text:span><text:span text:style-name="T36">функций</text:span><text:span text:style-name="T35">, которые позволяют запустить</text:span><text:span text:style-name="T32"> </text:span><text:span text:style-name="T33">полнофункциональное приложение в кратчайшие сроки.</text:span><text:span text:style-name="T35"> О</text:span><text:span text:style-name="T5">сновной архитектурный принцип, лежащий в основе Django, - </text:span><text:span text:style-name="Strong_20_Emphasis"><text:span text:style-name="T23">MVT (Model-View</text:span></text:span><text:span text:style-name="Strong_20_Emphasis"><text:span text:style-name="T26">-Template)</text:span></text:span><text:span text:style-name="Strong_20_Emphasis"><text:span text:style-name="T25">, основанный на архитектуре MVC («Модель-Представление-Контроллер»)</text:span></text:span><text:span text:style-name="Strong_20_Emphasis"><text:span text:style-name="T26"> </text:span></text:span><text:span text:style-name="T9">.</text:span><text:span text:style-name="T5"> Это подход к проектированию, который помогает организовать код приложения.</text:span></text:p>
        </text:list-item>
      </text:list>
      <text:list xml:id="list7085693701558407678" text:style-name="L10">
        <text:list-item>
          <text:p text:style-name="P33"><text:span text:style-name="Strong_20_Emphasis"><text:span text:style-name="T23">Model (Модель):</text:span></text:span><text:span text:style-name="T5"> это серверная часть, которая помогает обрабатывать базу данных, создавая объекты CRUD (создание, чтение, обновление, удаление) в исходной БД. Она используется для хранения и обслуживания всех данных. <text:s/></text:span></text:p>
        </text:list-item>
        <text:list-item>
          <text:p text:style-name="P48"><text:span text:style-name="Strong_20_Emphasis"><text:span text:style-name="T23">View (Представление): </text:span></text:span><text:span text:style-name="Strong_20_Emphasis"><text:span text:style-name="T5">используется для извлечения данных из модели. Он выполняет основную бизнес-логику и переносит данные из модели в шаблон для их правильного отображения. Он также принимает HTTP-запросы и предоставляет HTTP-ответы на клиентские запросы. </text:span></text:span></text:p>
        </text:list-item>
        <text:list-item>
          <text:p text:style-name="P48"><text:span text:style-name="Strong_20_Emphasis"><text:span text:style-name="T23">Template (Шаблон): </text:span></text:span><text:span text:style-name="Strong_20_Emphasis"><text:span text:style-name="T5">обрабатывает часть пользовательского интерфейса, поэтому называется уровнем представления. Шаблоны — это файлы с HTML-кодом, используемые для отображения данных. Содержимое этих файлов шаблонов может быть как статическим, так и динамическим. </text:span></text:span></text:p>
        </text:list-item>
      </text:list>
      <text:list xml:id="list34518888" text:continue-list="list2917951919533326944" text:style-name="L5">
        <text:list-header>
          <text:p text:style-name="P30"><text:span text:style-name="T35">Этот фреймворк имеет</text:span><text:span text:style-name="T36"> множество встроенных функций, включая</text:span><text:span text:style-name="T35">:</text:span></text:p>
        </text:list-header>
      </text:list>
      <text:list xml:id="list5254723292399608094" text:style-name="L6">
        <text:list-item>
          <text:p text:style-name="P31"><text:span text:style-name="T36">ORM </text:span><text:span text:style-name="T5">(Object-Relational Mapping) – </text:span><text:span text:style-name="T9">библиотека </text:span><text:span text:style-name="T5">для работы с базами данных</text:span><text:span text:style-name="T9">. </text:span><text:span text:style-name="T9">Благодаря ей разработчикам не нужно писать специальные SQL-запросы для создания таблиц и вставки данных, библиотека создает их автоматически. </text:span></text:p>
        </text:list-item>
        <text:list-item>
          <text:p text:style-name="P49"><text:span text:style-name="Strong_20_Emphasis"><text:span text:style-name="T7">Django REST Framework</text:span></text:span><text:span text:style-name="T7">(DRF) — это мощная и гибкая библиотека, отвечающая за создание API. Её главное преимущество в том, что она значительно упрощает сериализацию.</text:span></text:p>
          <text:p text:style-name="P49"><text:span text:style-name="T7">Любой API предназначен для того, чтобы передавать информацию в достаточно простом и понятном формате, например, в JSON. Сериализатор DRF проверяет и преобразовывает исходные данные в нужный формат.</text:span></text:p>
        </text:list-item>
        <text:list-item>
          <text:p text:style-name="P31"><text:span text:style-name="T35">С</text:span><text:span text:style-name="T36">истему аутентификации</text:span><text:span text:style-name="T8"> </text:span><text:span text:style-name="T5">и управления доступом</text:span></text:p>
        </text:list-item>
        <text:list-item>
          <text:p text:style-name="P31"><text:soft-page-break/><text:span text:style-name="T35">А</text:span><text:span text:style-name="T36">дминистративную панель </text:span><text:span text:style-name="T3">для управления данными</text:span><text:span text:style-name="T36">. </text:span><text:span text:style-name="T7">Её можно модифицировать и настраивать управление под свои требования. Кроме того, в административном интерфейсе есть много возможностей для настроек благодаря сторонним плагинам. </text:span></text:p>
          <text:p text:style-name="P31"><text:span text:style-name="T27">Встроенная административная панель значительно сократит время на разработку проекта, так как программистам не придется создавать с нуля интерфейс для управления контентом.</text:span></text:p>
        </text:list-item>
        <text:list-item>
          <text:p text:style-name="P9">Шаблонизатор для создания HTML-шаблонов.</text:p>
        </text:list-item>
        <text:list-item>
          <text:p text:style-name="P15"><text:span text:style-name="T15">Мощн</text:span><text:span text:style-name="T19">ую</text:span><text:span text:style-name="T15"> систем</text:span><text:span text:style-name="T19">у</text:span><text:span text:style-name="T15"> маршрутизации URL.</text:span></text:p>
        </text:list-item>
      </text:list>
      <text:p text:style-name="P17"><text:span text:style-name="T17"><text:tab/>Из недостатков следует отметить следующие:</text:span></text:p>
      <text:list xml:id="list3090111187610308285" text:style-name="L13">
        <text:list-item>
          <text:p text:style-name="P34"><text:span text:style-name="T9">Django — это высокоуровневый фреймворк, поэтому он больше подходит для сложных проектов, которые нуждаются в масштабировании. Это связано с тем, что фреймворк содержит большое количество кода, и для его обработки понадобится мощный сервер, который будет избыточным для маленьких проектов. Если приложение небольшое, то для него подойдет легковесный Flask или FastAPI. </text:span></text:p>
        </text:list-item>
        <text:list-item>
          <text:p text:style-name="P37"><text:span text:style-name="T20">В отличие от большинства сред веб-разработки, он не может обрабатывать несколько запросов одновременно. </text:span><text:span text:style-name="T18">При масштабировании продукта это может привести к тому, что сайт будет работать довольно медленно из-за большой очереди запросов. Это означает, что, несмотря на возможность быстрого масштабирования, важно следить за общей архитектурой проекта. Иначе это приведет к проблемам со скоростью в будущем.</text:span></text:p>
        </text:list-item>
      </text:list>
      <text:list xml:id="list34517043" text:continue-list="list34518888" text:style-name="L5">
        <text:list-item>
          <text:p text:style-name="P39"><text:span text:style-name="T39">Flask</text:span><text:span text:style-name="T35"> </text:span><text:span text:style-name="T30">Основан на Werkzeug WSGI toolkit и движке шаблонов Jinja2.</text:span><text:span text:style-name="T35"> Подходит для небольших проектов и прототипов, где не требуется множество встроенных функций. Он</text:span><text:span text:style-name="T33"> имеет процветающую экосистему плагинов, которая позволяет разработчикам включать только ту функциональность, которая им нужна для успеха.</text:span><text:span text:style-name="T35"> </text:span></text:p>
        </text:list-item>
      </text:list>
      <text:list xml:id="list1911593902117880990" text:style-name="L7">
        <text:list-item>
          <text:list>
            <text:list-item>
              <text:p text:style-name="P40"><text:span text:style-name="T35">Фреймворк минималистичный и гибкий.</text:span></text:p>
            </text:list-item>
            <text:list-item>
              <text:p text:style-name="P38">Позволяет разработчикам выбирать и добавлять необходимые компоненты.</text:p>
            </text:list-item>
          </text:list>
        </text:list-item>
      </text:list>
      <text:p text:style-name="P17"/>
      <text:p text:style-name="P17"><text:tab/>Из недостатков следует отметить:</text:p>
      <text:list xml:id="list3673900579662146431" text:style-name="L15">
        <text:list-item>
          <text:p text:style-name="P19"><text:span text:style-name="T31">Сложно масштабировать, поскольку отсутствует встроенная поддержка </text:span><text:soft-page-break/><text:span text:style-name="T31">ORM или кэширования.</text:span></text:p>
        </text:list-item>
        <text:list-item>
          <text:p text:style-name="P19"><text:span text:style-name="T29">Инструменты для работы с базами данных ограничены, нет встроенной поддержки.</text:span></text:p>
        </text:list-item>
        <text:list-item>
          <text:p text:style-name="P19"><text:span text:style-name="T34">Нет встроенного сайта администратора</text:span><text:span text:style-name="T29">.</text:span></text:p>
        </text:list-item>
      </text:list>
      <text:list xml:id="list34517067" text:continue-list="list34517043" text:style-name="L5">
        <text:list-item>
          <text:p text:style-name="P30"><text:span text:style-name="T39">FastAPI</text:span><text:span text:style-name="T35"> подходит для создания высокопроизводительных API </text:span><text:span text:style-name="T9">на основе стандартов OpenAPI и JSON Schema. </text:span><text:span text:style-name="T9">Его можно назвать микрофреймворком, так как его встроенные возможности не так масштабны. </text:span></text:p>
        </text:list-item>
      </text:list>
      <text:list xml:id="list6485879495368176998" text:style-name="L8">
        <text:list-item>
          <text:list>
            <text:list-item>
              <text:p text:style-name="P32"><text:span text:style-name="T35">Фреймворк использует асинхронное программирование </text:span><text:span text:style-name="T9">(async/await), за счёт чего обладает хорошей производительностью. Он </text:span><text:span text:style-name="T9">выигрывает не только в количестве обрабатываемых запросов в секунду, но и в скорости и простоте разработки.</text:span></text:p>
            </text:list-item>
            <text:list-item>
              <text:p text:style-name="P32"><text:span text:style-name="T35">Автоматически генерирует интерактивную документацию </text:span><text:span text:style-name="T36">API</text:span><text:span text:style-name="T35">, что упрощает тестирование и разработку. </text:span><text:span text:style-name="T9">Он предоставляет пользовательский интерфейс на основе браузера, который в интерактивном режиме документирует API на основе графического пользовательского интерфейса Swagger UI.</text:span></text:p>
            </text:list-item>
            <text:list-item>
              <text:p text:style-name="P32"><text:span text:style-name="T9">Поддерживает валидирование и аннотацию типов данных, что </text:span><text:span text:style-name="T3">позволяет разработчикам писать более компактный код, пропуская дополнительные проверки. Она обнаруживает неправильные типы данных даже в глубоко вложенных запросах и возвращает обоснование в формате JSON.</text:span></text:p>
            </text:list-item>
            <text:list-item>
              <text:p text:style-name="P18"><text:span text:style-name="T17">Есть интеграция с различными библиотеками и инструментами, такими как Pydantic и SQLAlchemy.</text:span></text:p>
            </text:list-item>
          </text:list>
        </text:list-item>
      </text:list>
      <text:p text:style-name="P17"><text:span text:style-name="T17"><text:tab/>Из недостатков следует отметить следующие:</text:span></text:p>
      <text:list xml:id="list8744080132612355711" text:style-name="L14">
        <text:list-item>
          <text:p text:style-name="P36"><text:span text:style-name="T17">FastAPI не предлагает встроенной системы безопасности. Вместо этого он предоставляет модуль fastapi.security для механизмов безопасности. В то же время он поддерживает OAuth2.0 для механизма аутентификации. Это значит, что настройки безопасности возможны, но с помощью дополнительных модулей.</text:span></text:p>
        </text:list-item>
        <text:list-item>
          <text:p text:style-name="P36"><text:span text:style-name="T17">Меньшее, в сравнении с </text:span><text:span text:style-name="T15">Django, </text:span><text:span text:style-name="T17">сообщество разработчиков.</text:span></text:p>
        </text:list-item>
      </text:list>
      <text:p text:style-name="P17"><text:span text:style-name="T17"/></text:p>
      <text:p text:style-name="P16"><text:tab/></text:p>
      <text:p text:style-name="P16"/>
      <text:p text:style-name="P16"><text:soft-page-break/><text:tab/>Выбор между этими фреймворками зависит от конкретных требований проекта, сложности задач и предпочтений разработчика.</text:p>
      <text:p text:style-name="P17"><text:tab/>В каждом из рассмотренных фреймворков возможно расширить базовый функционал приложения и стилизовать фронтэнд в зависимости от требований.</text:p>
      <text:p text:style-name="P22"/>
      <text:p text:style-name="P21"><text:span text:style-name="T42">Приложение 1. Файловая структура проекта на </text:span><text:span text:style-name="T41">Django</text:span></text:p>
      <text:p text:style-name="P20"/>
      <text:p text:style-name="P43">│ <text:s text:c="2"/>db.sqlite3</text:p>
      <text:p text:style-name="P43">│ <text:s text:c="2"/>manage.py</text:p>
      <text:p text:style-name="P43">│ <text:s text:c="2"/>requirements.txt</text:p>
      <text:p text:style-name="P43">│</text:p>
      <text:p text:style-name="P43">├───django_app</text:p>
      <text:p text:style-name="P43">│ <text:s text:c="8"/>asgi.py</text:p>
      <text:p text:style-name="P43">│ <text:s text:c="8"/>settings.py</text:p>
      <text:p text:style-name="P43">│ <text:s text:c="8"/>urls.py</text:p>
      <text:p text:style-name="P43">│ <text:s text:c="8"/>wsgi.py</text:p>
      <text:p text:style-name="P43">│ <text:s text:c="8"/>__init__.py</text:p>
      <text:p text:style-name="P43">│ <text:s text:c="9"/></text:p>
      <text:p text:style-name="P43">├───dpdshop</text:p>
      <text:p text:style-name="P43">│ <text:s text:c="2"/>│ <text:s text:c="2"/>admin.py</text:p>
      <text:p text:style-name="P43">│ <text:s text:c="2"/>│ <text:s text:c="2"/>apps.py</text:p>
      <text:p text:style-name="P43">│ <text:s text:c="2"/>│ <text:s text:c="2"/>forms.py</text:p>
      <text:p text:style-name="P43">│ <text:s text:c="2"/>│ <text:s text:c="2"/>models.py</text:p>
      <text:p text:style-name="P43">│ <text:s text:c="2"/>│ <text:s text:c="2"/>tests.py</text:p>
      <text:p text:style-name="P43">│ <text:s text:c="2"/>│ <text:s text:c="2"/>views.py</text:p>
      <text:p text:style-name="P43">│ <text:s text:c="2"/>│ <text:s text:c="2"/>__init__.py</text:p>
      <text:p text:style-name="P43">│ <text:s text:c="2"/>│</text:p>
      <text:p text:style-name="P43">│ <text:s text:c="2"/>└───migrations</text:p>
      <text:p text:style-name="P43">│ <text:s text:c="14"/>0001_initial.py</text:p>
      <text:p text:style-name="P43">│ <text:s text:c="14"/>__init__.py <text:s text:c="2"/></text:p>
      <text:p text:style-name="P43">│</text:p>
      <text:p text:style-name="P43">├───static</text:p>
      <text:p text:style-name="P43">└───templates</text:p>
      <text:p text:style-name="P43"><text:s text:c="4"/>└───shop</text:p>
      <text:p text:style-name="P43"><text:s text:c="12"/>arts.html</text:p>
      <text:p text:style-name="P43"><text:s text:c="12"/>cart.html</text:p>
      <text:p text:style-name="P43"><text:s text:c="12"/>index.html</text:p>
      <text:p text:style-name="P43"><text:s text:c="12"/>menu.html</text:p>
      <text:p text:style-name="P43"><text:s text:c="12"/>news.html</text:p>
      <text:p text:style-name="P43"><text:s text:c="12"/>registration_page.html</text:p>
      <text:p text:style-name="P43"/>
      <text:p text:style-name="P43"/>
      <text:p text:style-name="P43"/>
      <text:p text:style-name="P42"/>
      <text:p text:style-name="P21"><text:span text:style-name="T42"/></text:p>
      <text:p text:style-name="P21"><text:span text:style-name="T42"/></text:p>
      <text:p text:style-name="P21"><text:soft-page-break/><text:span text:style-name="T42">Приложение </text:span><text:span text:style-name="T41">2</text:span><text:span text:style-name="T42">. Список необходимых библиотек для проекта на </text:span><text:span text:style-name="T41">Django</text:span></text:p>
      <text:p text:style-name="P1">asgiref==3.8.1</text:p>
      <text:p text:style-name="P1">Django==5.1.4</text:p>
      <text:p text:style-name="P1">sqlparse==0.5.3</text:p>
      <text:p text:style-name="P1">tzdata==2024.2</text:p>
      <text:p text:style-name="P7"/>
      <text:p text:style-name="P41"><text:span text:style-name="T16">Приложение 3. Файловая структура проекта на </text:span><text:span text:style-name="T14"><text:s/>FastAPI</text:span></text:p>
      <text:p text:style-name="P44"/>
      <text:p text:style-name="P45"/>
      <text:p text:style-name="P45">│ <text:s text:c="2"/>alembic.ini</text:p>
      <text:p text:style-name="P45">│ <text:s text:c="2"/>main.py</text:p>
      <text:p text:style-name="P45">│ <text:s text:c="2"/>requirements.txt</text:p>
      <text:p text:style-name="P45">│ <text:s text:c="2"/>schemas.py</text:p>
      <text:p text:style-name="P45">│ <text:s text:c="2"/>shop.db</text:p>
      <text:p text:style-name="P45">│ <text:s text:c="2"/>__init__.py</text:p>
      <text:p text:style-name="P45">│</text:p>
      <text:p text:style-name="P45">├───backend</text:p>
      <text:p text:style-name="P45">│ <text:s text:c="7"/>db.py</text:p>
      <text:p text:style-name="P45">│ <text:s text:c="7"/>db_depends.py</text:p>
      <text:p text:style-name="P45">│</text:p>
      <text:p text:style-name="P45">├───migrations</text:p>
      <text:p text:style-name="P45">│ <text:s text:c="2"/>│ <text:s text:c="2"/>env.py</text:p>
      <text:p text:style-name="P45">│ <text:s text:c="2"/>│ <text:s text:c="2"/>README</text:p>
      <text:p text:style-name="P45">│ <text:s text:c="2"/>│ <text:s text:c="2"/>script.py.mako</text:p>
      <text:p text:style-name="P45">│ <text:s text:c="2"/>│</text:p>
      <text:p text:style-name="P45">│ <text:s text:c="2"/>└───versions</text:p>
      <text:p text:style-name="P45">│ <text:s text:c="12"/>e1c0f48be4ee_initial_migration.py</text:p>
      <text:p text:style-name="P45">│ <text:s text:c="12"/>fab99d2ed810_initial_migration.py</text:p>
      <text:p text:style-name="P45">│ <text:s text:c="5"/></text:p>
      <text:p text:style-name="P45">├───models</text:p>
      <text:p text:style-name="P45">│ <text:s text:c="7"/>art.py</text:p>
      <text:p text:style-name="P45">│ <text:s text:c="7"/>buyer.py</text:p>
      <text:p text:style-name="P45">│ <text:s text:c="7"/>news.py</text:p>
      <text:p text:style-name="P45">│ <text:s text:c="7"/>__init__.py</text:p>
      <text:p text:style-name="P45">│ <text:s text:c="2"/></text:p>
      <text:p text:style-name="P45">├───routers</text:p>
      <text:p text:style-name="P45">│ <text:s text:c="7"/>art.py</text:p>
      <text:p text:style-name="P45">│ <text:s text:c="7"/>buyer.py</text:p>
      <text:p text:style-name="P45">│ <text:s text:c="7"/>news.py</text:p>
      <text:p text:style-name="P45">│ <text:s text:c="7"/>pages.py</text:p>
      <text:p text:style-name="P45">│ <text:s text:c="7"/>__init__.py</text:p>
      <text:p text:style-name="P45">│</text:p>
      <text:p text:style-name="P45">└───templates</text:p>
      <text:p text:style-name="P45"><text:s text:c="9"/>arts.html</text:p>
      <text:p text:style-name="P45"><text:s text:c="9"/>base.html</text:p>
      <text:p text:style-name="P45"><text:s text:c="9"/>cart.html</text:p>
      <text:p text:style-name="P45"><text:s text:c="9"/>index.html</text:p>
      <text:p text:style-name="P45"><text:s text:c="9"/>news.html</text:p>
      <text:p text:style-name="P45"><text:s text:c="9"/>registration_page.html</text:p>
      <text:p text:style-name="P45"><text:soft-page-break/></text:p>
      <text:p text:style-name="P41"><text:span text:style-name="T14">Приложение </text:span><text:span text:style-name="T16">4</text:span><text:span text:style-name="T14">. Список необходимых библиотек для проекта на FastAPI</text:span></text:p>
      <text:p text:style-name="P45"/>
      <text:p text:style-name="P45">aiosqlite==0.20.0</text:p>
      <text:p text:style-name="P45">alembic==1.14.0</text:p>
      <text:p text:style-name="P45">annotated-types==0.7.0</text:p>
      <text:p text:style-name="P45">anyio==4.8.0</text:p>
      <text:p text:style-name="P45">click==8.1.8</text:p>
      <text:p text:style-name="P45">colorama==0.4.6</text:p>
      <text:p text:style-name="P45">fastapi==0.115.6</text:p>
      <text:p text:style-name="P45">greenlet==3.1.1</text:p>
      <text:p text:style-name="P45">h11==0.14.0</text:p>
      <text:p text:style-name="P45">idna==3.10</text:p>
      <text:p text:style-name="P45">Jinja2==3.1.5</text:p>
      <text:p text:style-name="P45">Mako==1.3.8</text:p>
      <text:p text:style-name="P45">MarkupSafe==3.0.2</text:p>
      <text:p text:style-name="P45">pydantic==2.10.5</text:p>
      <text:p text:style-name="P45">pydantic_core==2.27.2</text:p>
      <text:p text:style-name="P45">python-multipart==0.0.20</text:p>
      <text:p text:style-name="P45">python-slugify==8.0.4</text:p>
      <text:p text:style-name="P45">slugify==0.0.1</text:p>
      <text:p text:style-name="P45">sniffio==1.3.1</text:p>
      <text:p text:style-name="P45">SQLAlchemy==2.0.37</text:p>
      <text:p text:style-name="P45">starlette==0.41.3</text:p>
      <text:p text:style-name="P45">text-unidecode==1.3</text:p>
      <text:p text:style-name="P45">typing_extensions==4.12.2</text:p>
      <text:p text:style-name="P45">uvicorn==0.34.0</text:p>
      <text:p text:style-name="P46"/>
      <text:p text:style-name="P47"/>
      <text:p text:style-name="P41"><text:span text:style-name="T16">Приложение 5. Файловая структура проекта на </text:span><text:span text:style-name="T14"><text:s/>Flask</text:span></text:p>
      <text:p text:style-name="P44"/>
      <text:p text:style-name="P45"/>
      <text:p text:style-name="P45">│ <text:s text:c="2"/>app.py</text:p>
      <text:p text:style-name="P45">│ <text:s text:c="2"/>forms.py</text:p>
      <text:p text:style-name="P45">│ <text:s text:c="2"/>requirements.txt</text:p>
      <text:p text:style-name="P45">│ <text:s text:c="2"/>__init__.py</text:p>
      <text:p text:style-name="P45">│</text:p>
      <text:p text:style-name="P45">├───instance</text:p>
      <text:p text:style-name="P45">│ <text:s text:c="6"/>artshop.db</text:p>
      <text:p text:style-name="P45">│</text:p>
      <text:p text:style-name="P45">├───static</text:p>
      <text:p text:style-name="P45">└───templates</text:p>
      <text:p text:style-name="P45"><text:s text:c="6"/>│ <text:s text:c="2"/>arts.html</text:p>
      <text:p text:style-name="P45"><text:s text:c="6"/>│ <text:s text:c="2"/>base.html</text:p>
      <text:p text:style-name="P45"><text:s text:c="6"/>│ <text:s text:c="2"/>cart.html</text:p>
      <text:p text:style-name="P45"><text:s text:c="6"/>│ <text:s text:c="2"/>index.html</text:p>
      <text:p text:style-name="P45"><text:s text:c="6"/>│ <text:s text:c="2"/>news.html</text:p>
      <text:p text:style-name="P45"><text:s text:c="6"/>│ <text:s text:c="2"/>registration_page.html</text:p>
      <text:p text:style-name="P45"><text:s text:c="6"/>│</text:p>
      <text:p text:style-name="P45"><text:s text:c="6"/>└───bbotstrap</text:p>
      <text:p text:style-name="P10"/>
      <text:p text:style-name="P10"/>
      <text:p text:style-name="P10"><text:soft-page-break/></text:p>
      <text:p text:style-name="P23"><text:span text:style-name="T14">Приложение </text:span><text:span text:style-name="T16">6</text:span><text:span text:style-name="T14">. Список необходимых библиотек для проекта на Flask</text:span></text:p>
      <text:p text:style-name="P11"/>
      <text:p text:style-name="P10"/>
      <text:p text:style-name="P10">blinker==1.9.0</text:p>
      <text:p text:style-name="P10">click==8.1.8</text:p>
      <text:p text:style-name="P10">colorama==0.4.6</text:p>
      <text:p text:style-name="P10">Flask==3.1.0</text:p>
      <text:p text:style-name="P10">Flask-Admin==1.6.1</text:p>
      <text:p text:style-name="P10">Flask-SQLAlchemy==3.1.1</text:p>
      <text:p text:style-name="P10">greenlet==3.1.1</text:p>
      <text:p text:style-name="P10">itsdangerous==2.2.0</text:p>
      <text:p text:style-name="P10">Jinja2==3.1.5</text:p>
      <text:p text:style-name="P10">MarkupSafe==3.0.2</text:p>
      <text:p text:style-name="P10">SQLAlchemy==2.0.37</text:p>
      <text:p text:style-name="P10">typing_extensions==4.12.2</text:p>
      <text:p text:style-name="P10">Werkzeug==3.1.3</text:p>
      <text:p text:style-name="P10">WTForms==3.1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unito" svg:font-family="Nunito, sans-serif"/>
    <style:font-face style:name="OpenSymbol" svg:font-family="OpenSymbol"/>
    <style:font-face style:name="PTSerif-Bold" svg:font-family="PTSerif-Bold, Arial, Helvetica, sans-serif"/>
    <style:font-face style:name="PTSerif-Regular" svg:font-family="PTSerif-Regular, 'Times New Roman', serif"/>
    <style:font-face style:name="Poppins" svg:font-family="Poppins, sans-serif"/>
    <style:font-face style:name="TildaSans" svg:font-family="TildaSans, Arial, Roboto, 'Open Sans', sans-serif, apple-system, BlinkMacSystemFont, 'Segoe UI', Oxygen, Cantarell, 'Helvetica Neue'"/>
    <style:font-face style:name="apple-system" svg:font-family="apple-system, BlinkMacSystemFont, Arial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авел Дмитриенко</meta:initial-creator>
    <meta:creation-date>2025-01-26T15:47:18.03</meta:creation-date>
    <meta:generator>OpenOffice/4.1.15$Win32 OpenOffice.org_project/4115m2$Build-9813</meta:generator>
    <dc:date>2025-02-05T14:24:41.71</dc:date>
    <dc:creator>Павел Дмитриенко</dc:creator>
    <meta:editing-duration>PT22H2M56S</meta:editing-duration>
    <meta:editing-cycles>25</meta:editing-cycles>
    <meta:document-statistic meta:table-count="0" meta:image-count="0" meta:object-count="0" meta:page-count="11" meta:paragraph-count="223" meta:word-count="1402" meta:character-count="11230"/>
  </office:meta>
</office:document-meta>
</file>